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960000" draw:stroke-linejoin="round" draw:fill="solid" draw:fill-color="#daedef" draw:textarea-horizontal-align="justify" draw:textarea-vertical-align="middle" draw:auto-grow-height="false" fo:min-height="0.284cm" fo:min-width="0.544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color="#960000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4cm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fo:font-weight="bold" style:font-weight-asian="bold" style:font-weight-complex="bold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18pt" fo:language="en" fo:country="US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language="en" fo:country="US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language="en" fo:country="US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24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25" style:family="paragraph">
      <style:paragraph-properties fo:margin-left="0cm" fo:margin-right="0cm" fo:line-height="100%" fo:text-indent="0cm" style:punctuation-wrap="hanging" style:line-break="strict" style:writing-mode="lr-tb"/>
      <style:text-properties style:use-window-font-color="true" style:font-name="Arial" fo:font-size="14pt" fo:language="en" fo:country="US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use-window-font-color="true" style:font-name="Arial" fo:font-size="14pt" fo:language="en" fo:country="US" style:font-size-asian="14pt" style:font-size-complex="14pt"/>
    </style:style>
    <style:style style:name="P27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7" style:family="text">
      <style:text-properties fo:font-size="14pt" fo:language="cs" fo:country="CZ" style:font-size-asian="14pt" style:font-size-complex="14pt"/>
    </style:style>
    <style:style style:name="T8" style:family="text">
      <style:text-properties style:font-name="Arial Narrow" fo:font-size="14pt" fo:language="en" fo:country="US" style:font-size-asian="14pt" style:font-size-complex="14pt"/>
    </style:style>
    <style:style style:name="T9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10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11" style:family="text">
      <style:text-properties fo:font-size="16pt" fo:language="cs" fo:country="CZ" style:font-size-asian="16pt" style:font-size-complex="16pt"/>
    </style:style>
    <style:style style:name="T12" style:family="text">
      <style:text-properties fo:font-size="15pt" fo:language="cs" fo:country="CZ" style:font-size-asian="15pt" style:font-size-complex="15pt"/>
    </style:style>
    <style:style style:name="T13" style:family="text">
      <style:text-properties fo:color="#666666" style:font-name="Arial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204" draw:style-name="gr1" draw:text-style-name="P1" draw:layer="layout" svg:x1="13.661cm" svg:y1="9.511cm" svg:x2="11.253cm" svg:y2="9.511cm">
          <text:p/>
        </draw:line>
        <draw:line draw:name="Rovná spojnica 230" draw:style-name="gr2" draw:text-style-name="P1" draw:layer="layout" svg:x1="13.189cm" svg:y1="10.697cm" svg:x2="19.005cm" svg:y2="10.701cm">
          <text:p/>
        </draw:line>
        <draw:line draw:name="Rovná spojnica 231" draw:style-name="gr2" draw:text-style-name="P1" draw:layer="layout" svg:x1="13.182cm" svg:y1="10.697cm" svg:x2="13.187cm" svg:y2="9.515cm">
          <text:p/>
        </draw:line>
        <draw:line draw:name="Rovná spojnica 206" draw:style-name="gr2" draw:text-style-name="P1" draw:layer="layout" svg:x1="14.013cm" svg:y1="9.78cm" svg:x2="15.526cm" svg:y2="9.784cm">
          <text:p/>
        </draw:line>
        <draw:line draw:name="Rovná spojnica 208" draw:style-name="gr1" draw:text-style-name="P1" draw:layer="layout" svg:x1="18.357cm" svg:y1="9.036cm" svg:x2="18.361cm" svg:y2="6.8cm">
          <text:p/>
        </draw:line>
        <draw:line draw:name="Rovná spojnica 209" draw:style-name="gr1" draw:text-style-name="P1" draw:layer="layout" svg:x1="18.361cm" svg:y1="6.791cm" svg:x2="22.365cm" svg:y2="6.795cm">
          <text:p/>
        </draw:line>
        <draw:line draw:name="Rovná spojnica 210" draw:style-name="gr1" draw:text-style-name="P1" draw:layer="layout" svg:x1="22.369cm" svg:y1="6.8cm" svg:x2="22.364cm" svg:y2="8.339cm">
          <text:p/>
        </draw:line>
        <draw:line draw:name="Rovná spojnica 212" draw:style-name="gr1" draw:text-style-name="P1" draw:layer="layout" svg:x1="22.365cm" svg:y1="8.321cm" svg:x2="23.053cm" svg:y2="8.326cm">
          <text:p/>
        </draw:line>
        <draw:line draw:name="Rovná spojnica 213" draw:style-name="gr2" draw:text-style-name="P1" draw:layer="layout" svg:x1="19.83cm" svg:y1="9.084cm" svg:x2="23.159cm" svg:y2="9.088cm">
          <text:p/>
        </draw:line>
        <draw:line draw:name="Rovná spojnica 187" draw:style-name="gr3" draw:text-style-name="P1" draw:layer="layout" svg:x1="7.319cm" svg:y1="10.276cm" svg:x2="8.731cm" svg:y2="10.279cm">
          <text:p/>
        </draw:line>
        <draw:line draw:name="Rovná spojnica 83" draw:style-name="gr3" draw:text-style-name="P1" draw:layer="layout" svg:x1="7.284cm" svg:y1="9.521cm" svg:x2="8.872cm" svg:y2="9.525cm">
          <text:p/>
        </draw:line>
        <draw:line draw:name="Rovná spojnica 195" draw:style-name="gr2" draw:text-style-name="P1" draw:layer="layout" svg:x1="6.422cm" svg:y1="16.766cm" svg:x2="6.427cm" svg:y2="10.963cm">
          <text:p/>
        </draw:line>
        <draw:line draw:name="Rovná spojnica 197" draw:style-name="gr2" draw:text-style-name="P1" draw:layer="layout" svg:x1="6.424cm" svg:y1="10.964cm" svg:x2="8.731cm" svg:y2="10.968cm">
          <text:p/>
        </draw:line>
        <draw:line draw:name="Rovná spojnica 144" draw:style-name="gr3" draw:text-style-name="P1" draw:layer="layout" svg:x1="15.715cm" svg:y1="7.273cm" svg:x2="15.711cm" svg:y2="8.066cm">
          <text:p/>
        </draw:line>
        <draw:line draw:name="Rovná spojnica 68" draw:style-name="gr2" draw:text-style-name="P1" draw:layer="layout" svg:x1="1.212cm" svg:y1="8.578cm" svg:x2="1.926cm" svg:y2="8.582cm">
          <text:p/>
        </draw:line>
        <draw:line draw:name="Rovná spojnica 70" draw:style-name="gr2" draw:text-style-name="P1" draw:layer="layout" svg:x1="2.323cm" svg:y1="8.582cm" svg:x2="5.3cm" svg:y2="8.587cm">
          <text:p/>
        </draw:line>
        <draw:line draw:name="Rovná spojnica 73" draw:style-name="gr2" draw:text-style-name="P1" draw:layer="layout" svg:x1="5.3cm" svg:y1="8.586cm" svg:x2="7.284cm" svg:y2="8.581cm">
          <text:p/>
        </draw:line>
        <draw:line draw:name="Rovná spojnica 85" draw:style-name="gr2" draw:text-style-name="P1" draw:layer="layout" svg:x1="7.288cm" svg:y1="8.384cm" svg:x2="7.283cm" svg:y2="13.94cm">
          <text:p/>
        </draw:line>
        <draw:line draw:name="Rovná spojnica 122" draw:style-name="gr2" draw:text-style-name="P1" draw:layer="layout" svg:x1="11.253cm" svg:y1="8.335cm" svg:x2="15.526cm" svg:y2="8.331cm">
          <text:p/>
        </draw:line>
        <draw:line draw:name="Rovná spojnica 127" draw:style-name="gr2" draw:text-style-name="P1" draw:layer="layout" svg:x1="15.711cm" svg:y1="9.084cm" svg:x2="19.032cm" svg:y2="9.071cm">
          <text:p/>
        </draw:line>
        <draw:line draw:name="Rovná spojnica 211" draw:style-name="gr2" draw:text-style-name="P1" draw:layer="layout" svg:x1="13.475cm" svg:y1="13.746cm" svg:x2="11.253cm" svg:y2="13.742cm">
          <text:p/>
        </draw:line>
        <draw:line draw:name="Rovná spojnica 97" draw:style-name="gr3" draw:text-style-name="P1" draw:layer="layout" svg:x1="7.284cm" svg:y1="8.384cm" svg:x2="8.872cm" svg:y2="8.388cm">
          <text:p/>
        </draw:line>
        <draw:line draw:name="Rovná spojnica 102" draw:style-name="gr3" draw:text-style-name="P1" draw:layer="layout" svg:x1="7.284cm" svg:y1="13.94cm" svg:x2="8.298cm" svg:y2="13.93cm">
          <text:p/>
        </draw:line>
        <draw:line draw:name="Rovná spojnica 215" draw:style-name="gr3" draw:text-style-name="P1" draw:layer="layout" svg:x1="17.933cm" svg:y1="8.382cm" svg:x2="16.252cm" svg:y2="8.395cm">
          <text:p/>
        </draw:line>
        <draw:line draw:name="Rovná spojnica 221" draw:style-name="gr3" draw:text-style-name="P1" draw:layer="layout" svg:x1="2.138cm" svg:y1="7.986cm" svg:x2="2.142cm" svg:y2="7.669cm">
          <text:p/>
        </draw:line>
        <draw:line draw:name="Rovná spojnica 223" draw:style-name="gr3" draw:text-style-name="P1" draw:layer="layout" svg:x1="9.132cm" svg:y1="7.67cm" svg:x2="9.136cm" svg:y2="7.352cm">
          <text:p/>
        </draw:line>
        <draw:custom-shape draw:name="BlokTextu 234" draw:style-name="gr4" draw:text-style-name="P3" draw:layer="layout" svg:width="0.998cm" svg:height="0.793cm" svg:x="0.963cm" svg:y="7.872cm">
          <text:list text:style-name="L1">
            <text:list-header>
              <text:p text:style-name="P2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5" draw:text-style-name="P5" draw:layer="layout" svg:width="0.888cm" svg:height="0.793cm" svg:x="2.307cm" svg:y="7.828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6" draw:text-style-name="P7" draw:layer="layout" svg:width="1.171cm" svg:height="0.793cm" svg:x="5.798cm" svg:y="7.789cm">
          <text:list text:style-name="L1">
            <text:list-header>
              <text:p text:style-name="P6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7" draw:text-style-name="P7" draw:layer="layout" svg:width="1.468cm" svg:height="0.793cm" svg:x="7.262cm" svg:y="7.67cm">
          <text:list text:style-name="L1">
            <text:list-header>
              <text:p text:style-name="P6"><text:span text:style-name="T3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8" draw:text-style-name="P7" draw:layer="layout" svg:width="1.277cm" svg:height="0.793cm" svg:x="14.095cm" svg:y="7.511cm">
          <text:list text:style-name="L1">
            <text:list-header>
              <text:p text:style-name="P6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9" draw:text-style-name="P7" draw:layer="layout" svg:width="1.277cm" svg:height="0.793cm" svg:x="14.109cm" svg:y="9.059cm">
          <text:list text:style-name="L1">
            <text:list-header>
              <text:p text:style-name="P6"><text:span text:style-name="T2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0" draw:text-style-name="P7" draw:layer="layout" svg:width="1.218cm" svg:height="0.793cm" svg:x="16.745cm" svg:y="7.542cm">
          <text:list text:style-name="L1">
            <text:list-header>
              <text:p text:style-name="P6"><text:span text:style-name="T2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1" draw:text-style-name="P3" draw:layer="layout" svg:width="1.718cm" svg:height="0.793cm" svg:x="16.719cm" svg:y="8.944cm">
          <text:list text:style-name="L1">
            <text:list-header>
              <text:p text:style-name="P2"><text:span text:style-name="T2">Alu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2" draw:text-style-name="P7" draw:layer="layout" svg:width="2.154cm" svg:height="0.793cm" svg:x="11.747cm" svg:y="13.57cm">
          <text:list text:style-name="L1">
            <text:list-header>
              <text:p text:style-name="P6"><text:span text:style-name="T2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3" draw:text-style-name="P3" draw:layer="layout" svg:width="2.429cm" svg:height="0.793cm" svg:x="21.184cm" svg:y="9.16cm">
          <text:list text:style-name="L1">
            <text:list-header>
              <text:p text:style-name="P2"><text:span text:style-name="T2">Read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3" draw:text-style-name="P1" draw:layer="layout" svg:x1="19.263cm" svg:y1="7.589cm" svg:x2="19.268cm" svg:y2="7.272cm">
          <text:p/>
        </draw:line>
        <draw:g draw:name="Skupina 19">
          <draw:custom-shape draw:name="Obdĺžnik 6" draw:style-name="gr14" draw:text-style-name="P9" draw:layer="layout" svg:width="2.183cm" svg:height="3.77cm" svg:x="3.117cm" svg:y="7.59cm">
            <text:list text:style-name="L2">
              <text:list-header>
                <text:p text:style-name="P8"><text:span text:style-name="T4"/></text:p>
                <text:p text:style-name="P8"><text:span text:style-name="T5">Instr.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5" draw:text-style-name="P10" draw:layer="layout" svg:width="2.183cm" svg:height="0.877cm" svg:x="3.117cm" svg:y="8.146cm">
            <text:p text:style-name="P8"><text:span text:style-name="T6">A <text:s text:c="2"/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6" draw:text-style-name="P9" draw:layer="layout" svg:width="1.032cm" svg:height="2.461cm" svg:x="15.235cm" svg:y="7.815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4" draw:text-style-name="P9" draw:layer="layout" svg:width="2.183cm" svg:height="3.77cm" svg:x="18.595cm" svg:y="7.59cm">
            <text:list text:style-name="L2">
              <text:list-header>
                <text:p text:style-name="P8"><text:span text:style-name="T4"/></text:p>
                <text:p text:style-name="P8"><text:span text:style-name="T7">Data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5" draw:text-style-name="P10" draw:layer="layout" svg:width="2.434cm" svg:height="0.877cm" svg:x="18.516cm" svg:y="8.543cm">
            <text:p text:style-name="P8"><text:span text:style-name="T6">A <text:s text:c="4"/>R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5" draw:text-style-name="P10" draw:layer="layout" svg:width="1.389cm" svg:height="0.877cm" svg:x="18.595cm" svg:y="10.368cm">
            <text:p text:style-name="P8"><text:span text:style-name="T6">W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5" draw:text-style-name="P10" draw:layer="layout" svg:width="1.389cm" svg:height="0.877cm" svg:x="19.455cm" svg:y="7.59cm">
            <text:p text:style-name="P8"><text:span text:style-name="T6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7" draw:text-style-name="P11" draw:layer="layout" svg:width="0.397cm" svg:height="0.396cm" svg:x="19.032cm" svg:y="7.5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8" draw:text-style-name="P9" draw:layer="layout" svg:width="2.822cm" svg:height="3.691cm" svg:x="8.731cm" svg:y="7.669cm">
            <text:list text:style-name="L2">
              <text:list-header>
                <text:p text:style-name="P8"><text:span text:style-name="T4"/></text:p>
                <text:p text:style-name="P8"><text:span text:style-name="T4"/></text:p>
                <text:p text:style-name="P12"><text:span text:style-name="T4"/></text:p>
                <text:p text:style-name="P12"><text:span text:style-name="T4"/></text:p>
                <text:p text:style-name="P12"><text:span text:style-name="T7">Reg.</text:span></text:p>
                <text:p text:style-name="P12"><text:span text:style-name="T7"><text:s text:c="2"/></text:span><text:span text:style-name="T7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5" draw:text-style-name="P10" draw:layer="layout" svg:width="2.822cm" svg:height="0.877cm" svg:x="8.731cm" svg:y="7.895cm">
            <text:p text:style-name="P8"><text:span text:style-name="T6">A1 <text:s text:c="3"/>RD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5" draw:text-style-name="P10" draw:layer="layout" svg:width="2.822cm" svg:height="0.877cm" svg:x="8.731cm" svg:y="8.926cm">
            <text:p text:style-name="P8"><text:span text:style-name="T6">A2 <text:s text:c="3"/>RD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5" draw:text-style-name="P14" draw:layer="layout" svg:width="1.587cm" svg:height="1.553cm" svg:x="8.731cm" svg:y="9.694cm">
            <text:p text:style-name="P13"><text:span text:style-name="T6">A3</text:span></text:p>
            <text:p text:style-name="P13"><text:span text:style-name="T6">WD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5" draw:text-style-name="P14" draw:layer="layout" svg:width="1.587cm" svg:height="0.877cm" svg:x="9.472cm" svg:y="7.445cm">
            <text:p text:style-name="P13"><text:span text:style-name="T6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7" draw:text-style-name="P11" draw:layer="layout" svg:width="0.352cm" svg:height="0.396cm" svg:x="8.942cm" svg:y="7.66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Obdĺžnik 53" draw:style-name="gr19" draw:text-style-name="P11" draw:layer="layout" svg:width="0.397cm" svg:height="1.191cm" svg:x="1.926cm" svg:y="7.987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7" draw:text-style-name="P11" draw:layer="layout" svg:width="0.397cm" svg:height="0.397cm" svg:x="1.926cm" svg:y="7.94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0" draw:text-style-name="P16" draw:layer="layout" svg:width="0.989cm" svg:height="0.793cm" svg:x="15.296cm" svg:y="8.185cm">
          <text:list text:style-name="L1">
            <text:list-header>
              <text:p text:style-name="P15"><text:span text:style-name="T8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1" draw:text-style-name="P18" draw:layer="layout" svg:width="2.971cm" svg:height="0.793cm" svg:x="14.435cm" svg:y="6.523cm">
          <text:list text:style-name="L1">
            <text:list-header>
              <text:p text:style-name="P17"><text:span text:style-name="T9">ALU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3" draw:text-style-name="P1" draw:layer="layout" svg:x1="10.211cm" svg:y1="7.669cm" svg:x2="10.216cm" svg:y2="6.849cm">
          <text:p/>
        </draw:line>
        <draw:custom-shape draw:name="BlokTextu 65" draw:style-name="gr22" draw:text-style-name="P7" draw:layer="layout" svg:width="3.237cm" svg:height="0.793cm" svg:x="8.197cm" svg:y="6.082cm">
          <text:list text:style-name="L1">
            <text:list-header>
              <text:p text:style-name="P6"><text:span text:style-name="T1">RegWrite = 1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3" draw:style-name="gr2" draw:text-style-name="P1" draw:layer="layout" svg:x1="24.15cm" svg:y1="16.762cm" svg:x2="6.423cm" svg:y2="16.758cm">
          <text:p/>
        </draw:line>
        <draw:line draw:name="Rovná spojnica 80" draw:style-name="gr2" draw:text-style-name="P1" draw:layer="layout" svg:x1="3.897cm" svg:y1="12.96cm" svg:x2="5.101cm" svg:y2="12.947cm">
          <text:p/>
        </draw:line>
        <draw:line draw:name="Rovná spojnica 68_0" draw:style-name="gr2" draw:text-style-name="P1" draw:layer="layout" svg:x1="0.317cm" svg:y1="8.578cm" svg:x2="1.926cm" svg:y2="8.582cm">
          <text:p/>
        </draw:line>
        <draw:line draw:name="Rovná spojnica 66" draw:style-name="gr2" draw:text-style-name="P1" draw:layer="layout" svg:x1="2.922cm" svg:y1="8.582cm" svg:x2="2.917cm" svg:y2="12.154cm">
          <text:p/>
        </draw:line>
        <draw:line draw:name="Rovná spojnica 67" draw:style-name="gr2" draw:text-style-name="P1" draw:layer="layout" svg:x1="2.918cm" svg:y1="12.154cm" svg:x2="3.514cm" svg:y2="12.159cm">
          <text:p/>
        </draw:line>
        <draw:line draw:name="Rovná spojnica 69" draw:style-name="gr2" draw:text-style-name="P1" draw:layer="layout" svg:x1="2.918cm" svg:y1="13.742cm" svg:x2="3.514cm" svg:y2="13.746cm">
          <text:p/>
        </draw:line>
        <draw:line draw:name="Rovná spojnica 71" draw:style-name="gr2" draw:text-style-name="P1" draw:layer="layout" svg:x1="5.105cm" svg:y1="12.948cm" svg:x2="5.1cm" svg:y2="15.131cm">
          <text:p/>
        </draw:line>
        <draw:line draw:name="Rovná spojnica 74" draw:style-name="gr2" draw:text-style-name="P1" draw:layer="layout" svg:x1="0.339cm" svg:y1="15.14cm" svg:x2="0.317cm" svg:y2="8.578cm">
          <text:p/>
        </draw:line>
        <draw:custom-shape draw:name="BlokTextu 75" draw:style-name="gr23" draw:text-style-name="P20" draw:layer="layout" svg:width="1.017cm" svg:height="0.937cm" svg:x="1.995cm" svg:y="13.274cm">
          <text:list text:style-name="L2">
            <text:list-header>
              <text:p text:style-name="P19"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76" draw:style-name="gr16" draw:text-style-name="P11" draw:layer="layout" svg:width="1.032cm" svg:height="2.461cm" svg:x="3.421cm" svg:y="11.691cm">
          <text:p/>
          <draw:enhanced-geometry svg:viewBox="0 0 371475 885825" draw:extrusion-allowed="true" draw:text-areas="0 0 371475 885825" draw:glue-points="0 0 371475 114300 361950 781050 9525 885825 0 504825 171450 457200 9525 390525 0 0" draw:type="mso-spt100" draw:enhanced-path="M 0 0 L 371475 114300 361950 781050 9525 885825 0 504825 171450 457200 9525 390525 0 0 Z N"/>
        </draw:custom-shape>
        <draw:custom-shape draw:name="BlokTextu 82" draw:style-name="gr24" draw:text-style-name="P7" draw:layer="layout" svg:width="2.128cm" svg:height="0.793cm" svg:x="0.708cm" svg:y="14.416cm">
          <text:list text:style-name="L1">
            <text:list-header>
              <text:p text:style-name="P6"><text:span text:style-name="T2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2" draw:style-name="gr2" draw:text-style-name="P1" draw:layer="layout" svg:x1="5.101cm" svg:y1="15.139cm" svg:x2="0.339cm" svg:y2="15.134cm">
          <text:p/>
        </draw:line>
        <draw:custom-shape draw:name="BlokTextu 77" draw:style-name="gr15" draw:text-style-name="P20" draw:layer="layout" svg:width="0.993cm" svg:height="0.963cm" svg:x="3.726cm" svg:y="12.485cm">
          <text:list text:style-name="L2">
            <text:list-header>
              <text:p text:style-name="P19"><text:span text:style-name="T10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78" draw:style-name="gr25" draw:text-style-name="P3" draw:layer="layout" svg:width="1.468cm" svg:height="0.793cm" svg:x="7.306cm" svg:y="8.882cm">
          <text:list text:style-name="L1">
            <text:list-header>
              <text:p text:style-name="P2"><text:span text:style-name="T3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6" draw:style-name="gr3" draw:text-style-name="P1" draw:layer="layout" svg:x1="13.979cm" svg:y1="9.243cm" svg:x2="13.983cm" svg:y2="6.205cm">
          <text:p/>
        </draw:line>
        <draw:custom-shape draw:name="BlokTextu 265" draw:style-name="gr26" draw:text-style-name="P7" draw:layer="layout" svg:width="2.856cm" svg:height="0.793cm" svg:x="12.873cm" svg:y="5.318cm">
          <text:list text:style-name="L1">
            <text:list-header>
              <text:p text:style-name="P6"><text:span text:style-name="T9">ALUSrc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5" draw:style-name="gr2" draw:text-style-name="P1" draw:layer="layout" svg:x1="24.15cm" svg:y1="8.756cm" svg:x2="23.555cm" svg:y2="8.751cm">
          <text:p/>
        </draw:line>
        <draw:line draw:name="Rovná spojnica 226" draw:style-name="gr2" draw:text-style-name="P1" draw:layer="layout" svg:x1="24.155cm" svg:y1="8.752cm" svg:x2="24.15cm" svg:y2="16.756cm">
          <text:p/>
        </draw:line>
        <draw:line draw:name="Rovná spojnica 95" draw:style-name="gr3" draw:text-style-name="P1" draw:layer="layout" svg:x1="23.265cm" svg:y1="8.143cm" svg:x2="23.265cm" svg:y2="6.348cm">
          <text:p/>
        </draw:line>
        <draw:custom-shape draw:name="BlokTextu 118" draw:style-name="gr27" draw:text-style-name="P22" draw:layer="layout" svg:width="1.607cm" svg:height="0.793cm" svg:x="23.586cm" svg:y="8.025cm">
          <text:list text:style-name="L1">
            <text:list-header>
              <text:p text:style-name="P21"><text:span text:style-name="T2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8">
          <draw:custom-shape draw:name="Lichobežník 39" draw:style-name="gr28" draw:text-style-name="P9" draw:layer="layout" svg:width="1.266cm" svg:height="0.595cm" draw:transform="rotate (-1.5707963267949) translate (23.555cm 8.064cm)">
            <text:p/>
            <draw:enhanced-geometry svg:viewBox="0 0 455467 214314" draw:extrusion-allowed="true" draw:text-areas="39991 18817 415476 214314" draw:glue-points="227734 0 29993 107157 227734 214314 425474 107157 455467 214314 455467 214314" draw:type="mso-spt100" draw:enhanced-path="M 0 214314 L 59986 0 395481 0 455467 214314 Z N"/>
          </draw:custom-shape>
          <draw:custom-shape draw:name="BlokTextu 40" draw:style-name="gr29" draw:text-style-name="P10" draw:layer="layout" svg:width="0.515cm" svg:height="0.877cm" svg:x="22.962cm" svg:y="7.985cm">
            <text:p text:style-name="P8"><text:span text:style-name="T11">0</text:span></text:p>
            <draw:enhanced-geometry svg:viewBox="0 0 21600 21600" draw:type="mso-spt202" draw:enhanced-path="M 0 0 L 21600 0 21600 21600 0 21600 0 0 Z N"/>
          </draw:custom-shape>
          <draw:custom-shape draw:name="BlokTextu 41" draw:style-name="gr29" draw:text-style-name="P10" draw:layer="layout" svg:width="0.515cm" svg:height="0.877cm" svg:x="22.988cm" svg:y="8.514cm">
            <text:p text:style-name="P8"><text:span text:style-name="T11">1</text:span></text:p>
            <draw:enhanced-geometry svg:viewBox="0 0 21600 21600" draw:type="mso-spt202" draw:enhanced-path="M 0 0 L 21600 0 21600 21600 0 21600 0 0 Z N"/>
          </draw:custom-shape>
        </draw:g>
        <draw:custom-shape draw:name="BlokTextu 266" draw:style-name="gr30" draw:text-style-name="P7" draw:layer="layout" svg:width="3.669cm" svg:height="0.793cm" svg:x="21.27cm" svg:y="5.464cm">
          <text:list text:style-name="L1">
            <text:list-header>
              <text:p text:style-name="P6"><text:span text:style-name="T9">MemToReg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32" draw:style-name="gr2" draw:text-style-name="P1" draw:layer="layout" svg:x1="13.475cm" svg:y1="13.74cm" svg:x2="13.475cm" svg:y2="10.04cm">
          <text:p/>
        </draw:line>
        <draw:line draw:name="Rovná spojnica 233" draw:style-name="gr2" draw:text-style-name="P1" draw:layer="layout" svg:x1="13.475cm" svg:y1="10.04cm" svg:x2="13.687cm" svg:y2="10.04cm">
          <text:p/>
        </draw:line>
        <draw:custom-shape draw:name="BlokTextu 113" draw:style-name="gr31" draw:text-style-name="P7" draw:layer="layout" svg:width="2.395cm" svg:height="0.793cm" svg:x="13.966cm" svg:y="10.53cm">
          <text:list text:style-name="L1">
            <text:list-header>
              <text:p text:style-name="P6"><text:span text:style-name="T2">WriteDat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42">
          <draw:custom-shape draw:name="Lichobežník 43" draw:style-name="gr32" draw:text-style-name="P11" draw:layer="layout" svg:width="1.266cm" svg:height="0.595cm" draw:transform="rotate (-1.5707963267949) translate (14.219cm 9.124cm)">
            <text:p/>
            <draw:enhanced-geometry svg:viewBox="0 0 455467 214314" draw:extrusion-allowed="true" draw:text-areas="39991 18817 415476 214314" draw:glue-points="227734 0 29993 107157 227734 214314 425474 107157" draw:type="mso-spt100" draw:enhanced-path="M 0 214314 L 59986 0 395481 0 455467 214314 Z N"/>
          </draw:custom-shape>
          <draw:custom-shape draw:name="BlokTextu 44" draw:style-name="gr33" draw:text-style-name="P10" draw:layer="layout" svg:width="0.515cm" svg:height="0.877cm" svg:x="13.626cm" svg:y="9.045cm">
            <text:p text:style-name="P8"><text:span text:style-name="T11">0</text:span></text:p>
            <draw:enhanced-geometry svg:viewBox="0 0 21600 21600" draw:type="mso-spt202" draw:enhanced-path="M 0 0 L 21600 0 21600 21600 0 21600 0 0 Z N"/>
          </draw:custom-shape>
          <draw:custom-shape draw:name="BlokTextu 154" draw:style-name="gr33" draw:text-style-name="P10" draw:layer="layout" svg:width="0.515cm" svg:height="0.877cm" svg:x="13.652cm" svg:y="9.574cm">
            <text:p text:style-name="P8"><text:span text:style-name="T11">1</text:span></text:p>
            <draw:enhanced-geometry svg:viewBox="0 0 21600 21600" draw:type="mso-spt202" draw:enhanced-path="M 0 0 L 21600 0 21600 21600 0 21600 0 0 Z N"/>
          </draw:custom-shape>
        </draw:g>
        <draw:custom-shape draw:name="Voľná forma 52_3" draw:style-name="gr34" draw:text-style-name="P24" draw:layer="layout" svg:width="3.069cm" svg:height="1.667cm" svg:x="8.185cm" svg:y="12.95cm">
          <text:list text:style-name="L2">
            <text:list-header>
              <text:p text:style-name="P23"><text:span text:style-name="T12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BlokTextu 242_0" draw:style-name="gr35" draw:text-style-name="P26" draw:layer="layout" svg:width="3.013cm" svg:height="1.385cm" svg:x="7.337cm" svg:y="12.351cm">
          <text:list text:style-name="L1">
            <text:list-header>
              <text:p text:style-name="P25"><text:span text:style-name="T13">31:25, 24:20</text:span></text:p>
            </text:list-header>
            <text:list-item>
              <text:p text:style-name="P25"><text:span text:style-name="T13">11:7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BlokTextu 238_0" draw:style-name="gr36" draw:text-style-name="P3" draw:layer="layout" svg:width="1.167cm" svg:height="0.793cm" svg:x="7.299cm" svg:y="9.494cm">
          <text:list text:style-name="L1">
            <text:list-header>
              <text:p text:style-name="P2"><text:span text:style-name="T3">11: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7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24M2S</meta:editing-duration>
    <meta:editing-cycles>277</meta:editing-cycles>
    <meta:generator>LibreOffice/6.4.7.2$Linux_X86_64 LibreOffice_project/40$Build-2</meta:generator>
    <dc:date>2022-12-15T16:15:40.452329139</dc:date>
    <dc:description>https://cw.fel.cvut.cz/wiki/courses/b35apo/start</dc:description>
    <dc:subject>B35APO - Computer Architectures</dc:subject>
    <dc:title>Central Processing Unit (CPU)</dc:title>
    <meta:document-statistic meta:object-count="123"/>
  </office:meta>
</office:document-meta>
</file>